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" svg:font-family="Wingdings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Wingdings1" svg:font-family="Wingdings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P2" style:family="paragraph" style:parent-style-name="Description">
      <style:text-properties officeooo:rsid="00129699"/>
    </style:style>
    <style:style style:name="P3" style:family="paragraph" style:parent-style-name="Description">
      <style:text-properties officeooo:rsid="00129699" officeooo:paragraph-rsid="00129699"/>
    </style:style>
    <style:style style:name="P4" style:family="paragraph" style:parent-style-name="Description">
      <style:text-properties style:use-window-font-color="true" style:font-name="Calibri"/>
    </style:style>
    <style:style style:name="P5" style:family="paragraph" style:parent-style-name="Description">
      <style:paragraph-properties fo:margin-left="0in" fo:margin-right="0in" fo:margin-top="0in" fo:margin-bottom="0in" loext:contextual-spacing="false" fo:text-indent="0in" style:auto-text-indent="false"/>
      <style:text-properties style:use-window-font-color="true" style:font-name="Calibri" fo:font-size="10pt" fo:language="el" fo:country="GR" fo:font-style="normal" style:font-size-asian="10pt" style:font-style-asian="normal" style:font-style-complex="normal"/>
    </style:style>
    <style:style style:name="P6" style:family="paragraph" style:parent-style-name="Heading_20_2">
      <style:paragraph-properties fo:margin-left="0.2654in" fo:margin-right="0in" fo:text-indent="-0.2654in" style:auto-text-indent="false"/>
    </style:style>
    <style:style style:name="P7" style:family="paragraph" style:parent-style-name="Standard">
      <style:text-properties fo:font-size="10pt" officeooo:paragraph-rsid="001c48a0" style:font-size-asian="10pt" style:font-size-complex="10pt"/>
    </style:style>
    <style:style style:name="P8" style:family="paragraph" style:parent-style-name="Standard">
      <style:text-properties style:use-window-font-color="true" style:font-name="Calibri" fo:font-size="14pt" fo:letter-spacing="0.0102in" fo:language="el" fo:country="GR" officeooo:paragraph-rsid="00225648" style:font-size-asian="14pt" style:font-size-complex="11pt"/>
    </style:style>
    <style:style style:name="P9" style:family="paragraph" style:parent-style-name="Standard" style:master-page-name="">
      <style:paragraph-properties style:page-number="auto"/>
      <style:text-properties fo:font-size="10pt" officeooo:paragraph-rsid="001c48a0" style:font-size-asian="10pt" style:font-size-complex="10pt"/>
    </style:style>
    <style:style style:name="P10" style:family="paragraph" style:parent-style-name="Title" style:master-page-name="Standard">
      <style:paragraph-properties fo:margin-left="0in" fo:margin-right="0in" fo:text-indent="0in" style:auto-text-indent="false" style:page-number="auto"/>
    </style:style>
    <style:style style:name="P11" style:family="paragraph" style:parent-style-name="Description">
      <style:text-properties fo:font-size="10pt" officeooo:paragraph-rsid="001dab16" style:font-size-asian="10pt" style:font-size-complex="10pt"/>
    </style:style>
    <style:style style:name="P12" style:family="paragraph" style:parent-style-name="Description" style:list-style-name="List_20_1">
      <style:text-properties fo:color="#8497b0" style:font-name="Calibri" fo:font-size="10pt" fo:language="el" fo:country="GR" fo:font-style="normal" style:font-size-asian="10pt" style:font-style-asian="normal" style:font-size-complex="10pt" style:font-style-complex="normal"/>
    </style:style>
    <style:style style:name="P13" style:family="paragraph" style:parent-style-name="Description" style:list-style-name="WWNum6">
      <style:text-properties officeooo:rsid="00129699" officeooo:paragraph-rsid="00129699"/>
    </style:style>
    <style:style style:name="P14" style:family="paragraph" style:parent-style-name="Heading_20_1" style:list-style-name="WWNum2">
      <style:paragraph-properties fo:margin-left="0.3264in" fo:margin-right="0in" fo:text-indent="-0.3264in" style:auto-text-indent="false">
        <style:tab-stops/>
      </style:paragraph-properties>
      <style:text-properties style:use-window-font-color="true" style:font-name="Calibri"/>
    </style:style>
    <style:style style:name="P15" style:family="paragraph" style:parent-style-name="Heading_20_1" style:list-style-name="WWNum2">
      <style:paragraph-properties fo:margin-left="0.3264in" fo:margin-right="0in" fo:text-indent="-0.3264in" style:auto-text-indent="false">
        <style:tab-stops/>
      </style:paragraph-properties>
      <style:text-properties style:use-window-font-color="true" style:font-name="Calibri" officeooo:paragraph-rsid="0014756c"/>
    </style:style>
    <style:style style:name="P16" style:family="paragraph" style:parent-style-name="List_20_Paragraph" style:list-style-name="L1">
      <loext:graphic-properties draw:fill="none"/>
      <style:paragraph-properties fo:margin-left="0in" fo:margin-right="0in" fo:margin-top="0in" fo:margin-bottom="0.139in" loext:contextual-spacing="true" fo:line-height="115%" fo:text-align="start" style:justify-single-word="false" fo:orphans="2" fo:widows="2" fo:hyphenation-ladder-count="no-limit" fo:text-indent="0in" style:auto-text-indent="false" fo:background-color="transparent" style:writing-mode="lr-tb"/>
      <style:text-properties fo:font-size="10pt" officeooo:paragraph-rsid="001c48a0" style:font-size-asian="10pt" style:font-size-complex="10pt" fo:hyphenate="true" fo:hyphenation-remain-char-count="2" fo:hyphenation-push-char-count="2" loext:hyphenation-no-caps="false"/>
    </style:style>
    <style:style style:name="P17" style:family="paragraph" style:parent-style-name="Standard" style:list-style-name="List_20_1">
      <style:text-properties fo:font-size="10pt" officeooo:paragraph-rsid="001f1ac7" style:font-size-asian="10pt" style:font-size-complex="10pt"/>
    </style:style>
    <style:style style:name="P18" style:family="paragraph" style:parent-style-name="Standard" style:list-style-name="List_20_1">
      <style:text-properties style:use-window-font-color="true" style:font-name="Calibri" fo:font-size="10pt" fo:language="el" fo:country="GR" fo:font-style="normal" officeooo:paragraph-rsid="001f1ac7" style:font-size-asian="10pt" style:font-style-asian="normal" style:font-size-complex="10pt" style:font-style-complex="normal"/>
    </style:style>
    <style:style style:name="P19" style:family="paragraph" style:parent-style-name="Standard" style:list-style-name="List_20_1" style:master-page-name="">
      <loext:graphic-properties draw:fill="none"/>
      <style:paragraph-properties fo:margin-top="0.0835in" fo:margin-bottom="0in" loext:contextual-spacing="false" fo:text-align="start" style:justify-single-word="false" fo:orphans="2" fo:widows="2" fo:hyphenation-ladder-count="no-limit" style:page-number="auto" fo:background-color="transparent" style:snap-to-layout-grid="false" style:writing-mode="lr-tb">
        <style:tab-stops>
          <style:tab-stop style:position="0.0319in"/>
        </style:tab-stops>
      </style:paragraph-properties>
      <style:text-properties fo:font-size="10pt" officeooo:paragraph-rsid="0014756c" style:font-size-asian="10pt" style:font-size-complex="10pt" fo:hyphenate="false" fo:hyphenation-remain-char-count="2" fo:hyphenation-push-char-count="2" loext:hyphenation-no-caps="false"/>
    </style:style>
    <style:style style:name="P20" style:family="paragraph" style:parent-style-name="Standard" style:list-style-name="List_20_1" style:master-page-name="">
      <loext:graphic-properties draw:fill="none"/>
      <style:paragraph-properties fo:margin-top="0.0835in" fo:margin-bottom="0in" loext:contextual-spacing="false" fo:text-align="start" style:justify-single-word="false" fo:orphans="2" fo:widows="2" fo:hyphenation-ladder-count="no-limit" style:page-number="auto" fo:background-color="transparent" style:snap-to-layout-grid="false" style:writing-mode="lr-tb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21" style:family="paragraph" style:parent-style-name="Standard" style:list-style-name="List_20_1" style:master-page-name="">
      <loext:graphic-properties draw:fill="none"/>
      <style:paragraph-properties fo:margin-top="0.0835in" fo:margin-bottom="0in" loext:contextual-spacing="false" fo:text-align="start" style:justify-single-word="false" fo:orphans="2" fo:widows="2" fo:hyphenation-ladder-count="no-limit" style:page-number="auto" fo:background-color="transparent" style:snap-to-layout-grid="false" style:writing-mode="lr-tb"/>
      <style:text-properties fo:font-size="10pt" officeooo:paragraph-rsid="001fb963" style:font-size-asian="10pt" style:font-size-complex="10pt" fo:hyphenate="false" fo:hyphenation-remain-char-count="2" fo:hyphenation-push-char-count="2" loext:hyphenation-no-caps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style:use-window-font-color="true" style:font-name="Calibri"/>
    </style:style>
    <style:style style:name="T4" style:family="text">
      <style:text-properties style:use-window-font-color="true" style:font-name="Calibri" fo:font-size="22pt" style:font-size-asian="22pt"/>
    </style:style>
    <style:style style:name="T5" style:family="text">
      <style:text-properties style:use-window-font-color="true" style:font-name="Calibri" fo:font-size="22pt" fo:language="en" fo:country="US" style:font-size-asian="22pt"/>
    </style:style>
    <style:style style:name="T6" style:family="text">
      <style:text-properties style:use-window-font-color="true" style:font-name="Calibri" fo:language="en" fo:country="none"/>
    </style:style>
    <style:style style:name="T7" style:family="text">
      <style:text-properties style:use-window-font-color="true" style:font-name="Calibri" fo:font-size="10pt" fo:language="el" fo:country="GR" fo:font-style="normal" style:font-size-asian="10pt" style:font-style-asian="normal" style:font-style-complex="normal"/>
    </style:style>
    <style:style style:name="T8" style:family="text">
      <style:text-properties style:use-window-font-color="true" style:font-name="Calibri" fo:language="el" fo:country="GR" fo:font-style="normal" style:font-style-asian="normal" style:font-style-complex="normal"/>
    </style:style>
    <style:style style:name="T9" style:family="text">
      <style:text-properties style:use-window-font-color="true" style:font-name="Calibri" fo:language="el" fo:country="GR" fo:font-style="normal" officeooo:rsid="00129699" style:font-style-asian="normal" style:font-style-complex="normal"/>
    </style:style>
    <style:style style:name="T10" style:family="text">
      <style:text-properties style:use-window-font-color="true" style:font-name="Calibri" fo:language="el" fo:country="GR" fo:font-style="normal" officeooo:rsid="0001b633" style:font-style-asian="normal" style:font-style-complex="normal"/>
    </style:style>
    <style:style style:name="T11" style:family="text">
      <style:text-properties style:use-window-font-color="true" style:font-name="Calibri" fo:language="el" fo:country="GR" fo:font-style="normal" officeooo:rsid="00023f53" style:font-style-asian="normal" style:font-style-complex="normal"/>
    </style:style>
    <style:style style:name="T12" style:family="text">
      <style:text-properties style:use-window-font-color="true" style:font-name="Calibri" fo:language="en" fo:country="US" fo:font-style="normal" style:font-style-asian="normal" style:font-style-complex="normal"/>
    </style:style>
    <style:style style:name="T13" style:family="text">
      <style:text-properties fo:language="el" fo:country="GR"/>
    </style:style>
    <style:style style:name="T14" style:family="text">
      <style:text-properties fo:font-size="16pt" style:font-size-asian="16pt"/>
    </style:style>
    <style:style style:name="T15" style:family="text">
      <style:text-properties fo:font-size="16pt" officeooo:rsid="0001b633" style:font-size-asian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4">Έγγραφο</text:span><text:span text:style-name="T5"> </text:span><text:span text:style-name="T4">απαιτήσεων</text:span><text:span text:style-name="T5"> </text:span><text:span text:style-name="T4">εμπλεκομένων</text:span><text:span text:style-name="T5"> </text:span><text:span text:style-name="T4">μερών</text:span><text:span text:style-name="T5"> (StRS)<text:line-break/>Stakeholders Requirements Specification</text:span></text:p>
      <text:p text:style-name="P4"/>
      <text:p text:style-name="P8"><text:span text:style-name="T14">Λειτουργοί συστημάτων μεταφοράς και διανομής Ηλεκτρικής </text:span><text:span text:style-name="T15">Ενέργειας</text:span><text:span text:style-name="T14"> (ΑΔΜΗΕ, ΔΕΔΔΗΕ)</text:span></text:p>
      <text:list xml:id="list917793840" text:style-name="WWNum2">
        <text:list-item>
          <text:h text:style-name="P14" text:outline-level="1">Εισαγωγή</text:h>
        </text:list-item>
      </text:list>
      <text:h text:style-name="P6" text:outline-level="2"><text:span text:style-name="T3">1.1<text:tab/></text:span><text:span text:style-name="T6"> </text:span><text:span text:style-name="T3">Ταυτότητα - επιχειρησιακοί στόχοι</text:span></text:h>
      <text:p text:style-name="P5"/>
      <text:p text:style-name="P7"><text:span text:style-name="T7">Το σύστημα συγκεντρώνει και </text:span><text:span text:style-name="T10">επεξεργάζεται</text:span><text:span text:style-name="T7"> πληροφορίες που </text:span><text:span text:style-name="T10">αντλεί</text:span><text:span text:style-name="T7"> από κάθε </text:span><text:span text:style-name="T10">σταθμό</text:span><text:span text:style-name="T7"> </text:span><text:span text:style-name="T10">φόρτισης</text:span><text:span text:style-name="T7"> </text:span><text:span text:style-name="T10">ηλεκτρικών</text:span><text:span text:style-name="T7"> </text:span><text:span text:style-name="T10">οχημάτων σχετικά με την ενέργεια που καταναλώνεται σε αυτούς σε διάφορες χρονικές περιόδους.</text:span><text:span text:style-name="T7"> </text:span><text:span text:style-name="T10">Αυτή η παροχή πληροφοριών μπορεί να</text:span><text:span text:style-name="T7"> </text:span><text:span text:style-name="T10">διευκολύνει τις επιχειρήσεις μεταφοράς και διανομής ηλεκτρικής ενέργειας καθώς</text:span><text:span text:style-name="T7"> θα μπορ</text:span><text:span text:style-name="T10">ούν</text:span><text:span text:style-name="T7"> να προσαρμόζ</text:span><text:span text:style-name="T10">ουν</text:span><text:span text:style-name="T7"> </text:span><text:span text:style-name="T10">κατάλληλα</text:span><text:span text:style-name="T7"> τις </text:span><text:span text:style-name="T10">υπηρεσίες</text:span><text:span text:style-name="T7"> τ</text:span><text:span text:style-name="T10">ους</text:span><text:span text:style-name="T7"> </text:span><text:span text:style-name="T10">ανάλογα</text:span><text:span text:style-name="T7"> με τις </text:span><text:span text:style-name="T10">ανάγκες</text:span><text:span text:style-name="T7"> του κάθε σταθμού </text:span><text:span text:style-name="T10">και τον συνολικό φόρτο σε κάθε χρονική περίοδο</text:span><text:span text:style-name="T7">.</text:span></text:p>
      <text:h text:style-name="P6" text:outline-level="2"><text:span text:style-name="T3">1.2</text:span><text:span text:style-name="T6"> <text:s/></text:span><text:span text:style-name="T3">Περίγραμμα επιχειρησιακών λειτουργιών</text:span></text:h>
      <text:p text:style-name="P9">Το πληροφοριακό σύστημα που θα αναπτυχθεί θα είναι σε θέση να υποστηρίζει τις εξής λειτουργίες :</text:p>
      <text:p text:style-name="P7"/>
      <text:list xml:id="list307710805" text:style-name="L1">
        <text:list-item>
          <text:p text:style-name="P16"><text:span text:style-name="T8">Η επιχείρηση θα </text:span><text:span text:style-name="T10">μπορεί</text:span><text:span text:style-name="T8"> να βλέπει πόση χρήση σε </text:span><text:span text:style-name="T12">KW</text:span><text:span text:style-name="T8"> γίνεται από τον κάθε σταθμό </text:span><text:span text:style-name="T11">για κάθε χρονική περίοδο που την ενδιαφέρει</text:span><text:span text:style-name="T8">.</text:span></text:p>
        </text:list-item>
      </text:list>
      <text:list xml:id="list180129102486845" text:continue-list="list917793840" text:style-name="WWNum2">
        <text:list-item>
          <text:h text:style-name="P14" text:outline-level="1">Αναφορές - πηγές πληροφοριών</text:h>
        </text:list-item>
      </text:list>
      <text:p text:style-name="P11"><text:tab/>Ν/Α</text:p>
      <text:list xml:id="list180128735662149" text:continue-numbering="true" text:style-name="WWNum2">
        <text:list-item>
          <text:h text:style-name="P14" text:outline-level="1">Λειτουργικές απαιτήσεις επιχειρησιακού περιβάλλοντος</text:h>
        </text:list-item>
      </text:list>
      <text:h text:style-name="P6" text:outline-level="2"><text:span text:style-name="T3">3.1<text:tab/></text:span><text:span text:style-name="T6"> </text:span><text:span text:style-name="T3">Επιχειρησιακές διαδικασίες</text:span></text:h>
      <text:list xml:id="list3520988851" text:style-name="List_20_1">
        <text:list-item>
          <text:p text:style-name="P17">Αναφορά κατάστασης σταθμών φόρτισης κάθε στιγμή.</text:p>
        </text:list-item>
        <text:list-item>
          <text:p text:style-name="P17"><text:span text:style-name="T8">Αναφορά κατανάλωσης ενέργειας για δεδομένη χρονική </text:span><text:span text:style-name="T9">περίοδο</text:span><text:span text:style-name="T8"> ανά σταθμό.</text:span></text:p>
        </text:list-item>
        <text:list-item>
          <text:p text:style-name="P18">Στατιστική ανάλυση δεδομένων χρήσης των σταθμών ανά περιοχή.</text:p>
        </text:list-item>
        <text:list-item>
          <text:p text:style-name="P18">Πρόβλεψη αναμενόμενης ζήτησης ενέργειας ανά περιοχή και χρονική περίοδο.</text:p>
          <text:p text:style-name="P12"/>
        </text:list-item>
      </text:list>
      <text:h text:style-name="P6" text:outline-level="2"><text:span text:style-name="T3">3.2<text:tab/></text:span><text:span text:style-name="T6"> </text:span><text:span text:style-name="T3">Δείκτες ποιότητας</text:span></text:h>
      <text:p text:style-name="P3"><text:tab/>Ν/Α</text:p>
      <text:list xml:id="list180129371153806" text:continue-list="list180128735662149" text:style-name="WWNum2">
        <text:list-item>
          <text:h text:style-name="P15" text:outline-level="1"><text:soft-page-break/>Έκθεση απαιτήσεων χρηστών</text:h>
        </text:list-item>
      </text:list>
      <text:list xml:id="list180128514277911" text:continue-list="list3520988851" text:style-name="List_20_1">
        <text:list-item>
          <text:p text:style-name="P19">Ιστορικό κατανάλωσης ενέργειας ανά σταθμό.</text:p>
        </text:list-item>
      </text:list>
      <text:list xml:id="list180127912505046" text:continue-list="list180129371153806" text:style-name="WWNum2">
        <text:list-item>
          <text:h text:style-name="P15" text:outline-level="1">Αρχές του προτεινόμενου συστήματος</text:h>
        </text:list-item>
      </text:list>
      <text:list xml:id="list413912367" text:style-name="WWNum6">
        <text:list-header>
          <text:p text:style-name="P13">Ν/Α</text:p>
        </text:list-header>
      </text:list>
      <text:list xml:id="list180129501022287" text:continue-list="list180127912505046" text:style-name="WWNum2">
        <text:list-item>
          <text:h text:style-name="P14" text:outline-level="1">Περιορισμοί στο πλαίσιο του έργου</text:h>
        </text:list-item>
      </text:list>
      <text:list xml:id="list180129698029362" text:continue-list="list180128514277911" text:style-name="List_20_1">
        <text:list-item>
          <text:p text:style-name="P20">Η πρόσβαση σε δεδομένα γίνεται μόνο κατόπιν επαλήθευσης του χρήστη του συστήματος.</text:p>
        </text:list-item>
        <text:list-item>
          <text:p text:style-name="P20">Ο χρήστης έχει πρόσβαση σε συγκεκριμένους πόρους του συστήματος.</text:p>
        </text:list-item>
        <text:list-item>
          <text:p text:style-name="P21"><text:span text:style-name="T13">Ο χρήστης έχει π</text:span>εριορισμένη πρόσβαση σε δεδομένα του συστήματος ακολουθώντας τον Γενικό Κανονισμό Προστασίας Δεδομένων της Ευρωπαϊκής Ένωσης 679/2016.</text:p>
        </text:list-item>
      </text:list>
      <text:list xml:id="list180128958176541" text:continue-list="list180129501022287" text:style-name="WWNum2">
        <text:list-item>
          <text:h text:style-name="P14" text:outline-level="1">Παράρτημα: ακρωνύμια και συντομογραφίες </text:h>
        </text:list-item>
      </text:list>
      <text:p text:style-name="P2"><text:tab/>Ν/Α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" svg:font-family="Wingdings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Wingdings1" svg:font-family="Wingdings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0pt" style:language-asian="zh" style:country-asian="CN" style:font-name-complex="等线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Calibri1" style:font-size-asian="10pt" style:language-asian="zh" style:country-asian="CN" style:font-name-complex="等线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in" loext:contextual-spacing="false" fo:text-align="start" style:justify-single-word="false" fo:orphans="2" fo:widows="2" fo:hyphenation-ladder-count="no-limit" style:snap-to-layout-grid="false" style:writing-mode="lr-tb"/>
      <style:text-properties style:use-window-font-color="true" style:font-name="Calibri" fo:font-family="Calibri" style:font-family-generic="roman" style:font-pitch="variable" fo:font-size="12pt" fo:language="el" fo:country="GR" style:letter-kerning="false" style:font-name-asian="Calibri1" style:font-family-asian="Calibri" style:font-family-generic-asian="system" style:font-pitch-asian="variable" style:font-size-asian="12pt" style:language-asian="en" style:country-asian="US" style:font-name-complex="等线" style:font-family-complex="等线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="Cantarell" fo:font-family="Cantarell" style:font-family-generic="roman" style:font-pitch="variable"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Cantarell" fo:font-family="Cantarell" style:font-family-generic="roman" style:font-pitch="variable"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165in" fo:margin-bottom="0in" loext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等线 Light" style:font-family-complex="'等线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in" fo:margin-right="0in" fo:margin-top="0.1665in" fo:margin-bottom="0in" loext:contextual-spacing="false" fo:keep-together="always" fo:text-indent="-0.3937in" style:auto-text-indent="false" fo:keep-with-next="always"/>
      <style:text-properties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等线 Light" style:font-family-complex="'等线 Light'" style:font-family-generic-complex="system" style:font-pitch-complex="variable" style:font-size-complex="13pt"/>
    </style:style>
    <style:style style:name="caption" style:family="paragraph" style:parent-style-name="Standard" style:next-style-name="Standard" style:default-outline-level="">
      <style:paragraph-properties fo:margin-top="0.0835in" fo:margin-bottom="0.0835in" loext:contextual-spacing="false" text:number-lines="false" text:line-number="0"/>
      <style:text-properties style:font-name="Cantarell" fo:font-family="Cantarell" style:font-family-generic="roman" style:font-pitch="variable"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0835in" fo:margin-bottom="0.111in" loext:contextual-spacing="false"/>
      <style:text-properties fo:color="#595959" fo:font-size="14pt" fo:letter-spacing="0.0102in" style:font-name-asian="Calibri1" style:font-family-asian="Calibri" style:font-family-generic-asian="system" style:font-pitch-asian="variable" style:font-size-asian="14pt" style:font-size-complex="11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等线 Light" style:font-family-complex="'等线 Light'" style:font-family-generic-complex="system" style:font-pitch-complex="variable" style:font-size-complex="28pt"/>
    </style:style>
    <style:style style:name="Description" style:family="paragraph" style:parent-style-name="Standard" style:default-outline-level="">
      <style:text-properties fo:color="#8497b0" fo:font-size="10pt" fo:font-style="italic" style:font-size-asian="10pt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h" fo:country="CN" style:text-underline-style="solid" style:text-underline-width="auto" style:text-underline-color="font-color" style:language-asian="zh" style:country-asian="CN" style:language-complex="zh" style:country-complex="CN"/>
    </style:style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l" fo:country="GR" style:font-name-asian="Calibri1" style:font-family-asian="Calibri" style:font-family-generic-asian="system" style:font-pitch-asian="variable" style:font-size-asian="16pt" style:font-name-complex="等线 Light" style:font-family-complex="'等线 Light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3pt" fo:language="el" fo:country="GR" style:font-name-asian="Calibri1" style:font-family-asian="Calibri" style:font-family-generic-asian="system" style:font-pitch-asian="variable" style:font-size-asian="13pt" style:font-name-complex="等线 Light" style:font-family-complex="'等线 Light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fo:language="el" fo:country="GR" style:letter-kerning="true" style:font-name-asian="Calibri1" style:font-family-asian="Calibri" style:font-family-generic-asian="system" style:font-pitch-asian="variable" style:font-size-asian="28pt" style:font-name-complex="等线 Light" style:font-family-complex="'等线 Light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>
      <style:text-properties fo:language="el" fo:country="GR"/>
    </style:style>
    <style:style style:name="Footer_20_Char" style:display-name="Footer Char" style:family="text" style:parent-style-name="Default_20_Paragraph_20_Font">
      <style:text-properties fo:language="el" fo:country="GR"/>
    </style:style>
    <style:style style:name="Subtitle_20_Char" style:display-name="Subtitle Char" style:family="text" style:parent-style-name="Default_20_Paragraph_20_Font">
      <style:text-properties fo:color="#595959" fo:font-size="14pt" fo:letter-spacing="0.0102in" fo:language="el" fo:country="GR" style:font-name-asian="Calibri1" style:font-family-asian="Calibri" style:font-family-generic-asian="system" style:font-pitch-asian="variable" style:font-size-asian="14pt" style:font-size-complex="11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text:bullet-char="">
        <style:list-level-properties text:list-level-position-and-space-mode="label-alignment">
          <style:list-level-label-alignment text:label-followed-by="listtab" text:list-tab-stop-position="0.75in" fo:text-indent="-0.25in" fo:margin-left="0.25in"/>
        </style:list-level-properties>
        <style:text-properties style:font-name="Wingdings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1.2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1.5in" fo:text-indent="-0.25in" fo:margin-left="0.25in"/>
        </style:list-level-properties>
        <style:text-properties fo:font-family="Symbol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1.7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2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2.25in" fo:text-indent="-0.25in" fo:margin-left="0.25in"/>
        </style:list-level-properties>
        <style:text-properties fo:font-family="Symbol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2.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2.7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5">
      <text:list-level-style-bullet text:level="1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0" text:bullet-char="">
        <style:list-level-properties text:list-level-position-and-space-mode="label-alignment">
          <style:list-level-label-alignment text:label-followed-by="listtab" text:list-tab-stop-position="0.5in" fo:text-indent="-0.25in"/>
        </style:list-level-properties>
        <style:text-properties style:font-name="Wingdings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0.7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1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1.25in" fo:text-indent="-0.25in"/>
        </style:list-level-properties>
        <style:text-properties fo:font-family="Symbol" style:font-charset="x-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1.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1.7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2in" fo:text-indent="-0.25in"/>
        </style:list-level-properties>
        <style:text-properties fo:font-family="Symbol" style:font-charset="x-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2.2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2.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1in" fo:margin-bottom="0.4917in" fo:margin-left="0.8335in" fo:margin-right="0.768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Ομάδα 28 <text:tab/>ΕΓΓΡΑΦΟ </text:span><text:span text:style-name="MT2">StRS</text:span><text:span text:style-name="MT1"> (2020)</text:span><text:span text:style-name="MT2"><text:tab/></text:span><text:span text:style-name="MT1">Σελ </text:span><text:span text:style-name="MT1"><text:page-number text:select-page="current">1</text:page-number></text:span><text:span text:style-name="MT1"><text:s/>/ <text:s/>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5:09:00</meta:creation-date>
    <meta:initial-creator>constantinos</meta:initial-creator>
    <dc:date>2020-12-20T18:01:27.631888070</dc:date>
    <meta:editing-duration>P1DT1H32M54S</meta:editing-duration>
    <meta:generator>LibreOffice/6.4.6.2$Linux_X86_64 LibreOffice_project/40$Build-2</meta:generator>
    <meta:editing-cycles>10</meta:editing-cycles>
    <meta:document-statistic meta:table-count="0" meta:image-count="0" meta:object-count="0" meta:page-count="2" meta:paragraph-count="30" meta:word-count="267" meta:character-count="1849" meta:non-whitespace-character-count="16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1.1.0.9719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